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 style:list-style-name="L1">
      <style:text-properties fo:language="fr" fo:country="FR"/>
    </style:style>
    <style:style style:name="P4" style:family="paragraph" style:parent-style-name="Standard" style:list-style-name="L2">
      <style:text-properties fo:language="fr" fo:country="F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la documentation :</text:p>
      <text:p text:style-name="P1"/>
      <text:list xml:id="list6776324595359451014" text:style-name="L1">
        <text:list-item>
          <text:p text:style-name="P3">Principes du jeu</text:p>
          <text:list>
            <text:list-item>
              <text:p text:style-name="P3">Généralités</text:p>
            </text:list-item>
            <text:list-item>
              <text:p text:style-name="P3">Prise en main rapide</text:p>
            </text:list-item>
            <text:list-item>
              <text:p text:style-name="P3">Types de parties</text:p>
            </text:list-item>
            <text:list-item>
              <text:p text:style-name="P3">Types d'unité</text:p>
            </text:list-item>
          </text:list>
        </text:list-item>
        <text:list-item>
          <text:p text:style-name="P3">Le jeu</text:p>
          <text:list>
            <text:list-item>
              <text:p text:style-name="P3">Déroulement d'un tour</text:p>
              <text:list>
                <text:list-item>
                  <text:p text:style-name="P3">Généralités</text:p>
                </text:list-item>
                <text:list-item>
                  <text:p text:style-name="P3">Actions du jeu</text:p>
                </text:list-item>
              </text:list>
            </text:list-item>
            <text:list-item>
              <text:p text:style-name="P3">Fin de partie</text:p>
            </text:list-item>
          </text:list>
        </text:list-item>
      </text:list>
      <text:p text:style-name="P1"/>
      <text:p text:style-name="P1"/>
      <text:p text:style-name="P1">Plan de la présentation :</text:p>
      <text:p text:style-name="P1"/>
      <text:list xml:id="list973149554910161450" text:style-name="L2">
        <text:list-item>
          <text:p text:style-name="P4">Bref rappel du jeu </text:p>
        </text:list-item>
        <text:list-item>
          <text:p text:style-name="P4">Les patrons de conception utilisés</text:p>
          <text:list>
            <text:list-item>
              <text:p text:style-name="P4">Factory</text:p>
            </text:list-item>
            <text:list-item>
              <text:p text:style-name="P4">Poids mouche</text:p>
            </text:list-item>
            <text:list-item>
              <text:p text:style-name="P4">Builder</text:p>
            </text:list-item>
            <text:list-item>
              <text:p text:style-name="P4">Stratégy</text:p>
            </text:list-item>
          </text:list>
        </text:list-item>
        <text:list-item>
          <text:p text:style-name="P4">l'IA du jeu</text:p>
        </text:list-item>
        <text:list-item>
          <text:p text:style-name="P4">Démonstration</text:p>
          <text:list>
            <text:list-item>
              <text:p text:style-name="P4">Montrer la création de partie</text:p>
            </text:list-item>
            <text:list-item>
              <text:p text:style-name="P4">Quitter la partie</text:p>
            </text:list-item>
            <text:list-item>
              <text:p text:style-name="P4">Charger une partie en cours</text:p>
            </text:list-item>
            <text:list-item>
              <text:p text:style-name="P4">Montrer l'écran principal</text:p>
            </text:list-item>
            <text:list-item>
              <text:p text:style-name="P4">Montrer les caractéristiques d'une unité</text:p>
            </text:list-item>
            <text:list-item>
              <text:p text:style-name="P4">Montrer un mouvement</text:p>
            </text:list-item>
            <text:list-item>
              <text:p text:style-name="P4">Montrer un mouvement impossible</text:p>
            </text:list-item>
            <text:list-item>
              <text:p text:style-name="P4">Montrer un combat</text:p>
            </text:list-item>
            <text:list-item>
              <text:p text:style-name="P4">Montrer la fin du jeu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19M46S</meta:editing-duration>
    <meta:editing-cycles>227</meta:editing-cycles>
    <meta:generator>OpenOffice/4.1.1$Win32 OpenOffice.org_project/411m6$Build-9775</meta:generator>
    <dc:date>2015-01-15T03:15:31.66</dc:date>
    <dc:creator>Dan </dc:creator>
    <meta:document-statistic meta:table-count="0" meta:image-count="0" meta:object-count="0" meta:page-count="1" meta:paragraph-count="29" meta:word-count="116" meta:character-count="584"/>
    <meta:user-defined meta:name="Info 1"/>
    <meta:user-defined meta:name="Info 2"/>
    <meta:user-defined meta:name="Info 3"/>
    <meta:user-defined meta:name="Info 4"/>
  </office:meta>
</office:document-meta>
</file>